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4008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Wing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LCD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Index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udio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udio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dio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t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t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t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ena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green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gree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hflip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sync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xel_clock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office:value-type="string">
            <text:p>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vflip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sync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4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8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unchal </meta:initial-creator>
    <meta:creation-date>2010-12-29T14:50:48</meta:creation-date>
    <dc:date>2010-12-29T18:35:19</dc:date>
    <dc:creator>funchal </dc:creator>
    <meta:editing-duration>PT00H13M22S</meta:editing-duration>
    <meta:editing-cycles>3</meta:editing-cycles>
    <meta:generator>OpenOffice.org/3.2$Unix OpenOffice.org_project/320m19$Build-9505</meta:generator>
    <meta:document-statistic meta:table-count="3" meta:cell-count="165" meta:object-count="0"/>
  </office:meta>
</office:document-meta>
</file>